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099cm" table:align="margins" style:writing-mode="lr-tb"/>
    </style:style>
    <style:style style:name="Tabela1.A" style:family="table-column">
      <style:table-column-properties style:column-width="1.746cm" style:rel-column-width="990*"/>
    </style:style>
    <style:style style:name="Tabela1.B" style:family="table-column">
      <style:table-column-properties style:column-width="6.324cm" style:rel-column-width="3585*"/>
    </style:style>
    <style:style style:name="Tabela1.C" style:family="table-column">
      <style:table-column-properties style:column-width="7.029cm" style:rel-column-width="398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5.099cm" table:align="margins" style:writing-mode="lr-tb"/>
    </style:style>
    <style:style style:name="Tabela2.A" style:family="table-column">
      <style:table-column-properties style:column-width="3.775cm" style:rel-column-width="16383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D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a2.C2" style:family="table-cell" style:data-style-name="N41">
      <style:table-cell-properties fo:padding="0.097cm" fo:border-left="0.002cm solid #000000" fo:border-right="none" fo:border-top="none" fo:border-bottom="0.002cm solid #000000"/>
    </style:style>
    <style:style style:name="Tabela2.D2" style:family="table-cell" style:data-style-name="N41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00%" fo:orphans="0" fo:widows="0"/>
    </style:style>
    <style:style style:name="P2" style:family="paragraph" style:parent-style-name="Standard">
      <style:paragraph-properties fo:margin-top="0cm" fo:margin-bottom="0cm" fo:line-height="100%" fo:orphans="0" fo:widows="0">
        <style:tab-stops>
          <style:tab-stop style:position="5.609cm"/>
          <style:tab-stop style:position="9.349cm"/>
        </style:tab-stops>
      </style:paragraph-properties>
    </style:style>
    <style:style style:name="P3" style:family="paragraph" style:parent-style-name="Standard">
      <style:paragraph-properties fo:margin-top="0cm" fo:margin-bottom="0cm" fo:line-height="0.48cm" fo:orphans="0" fo:widows="0"/>
      <style:text-properties style:font-name="Times New Roman" fo:font-size="12pt" fo:language="en" fo:country="US" style:font-size-asian="12pt" style:font-size-complex="12pt"/>
    </style:style>
    <style:style style:name="P4" style:family="paragraph" style:parent-style-name="Standard">
      <style:paragraph-properties fo:margin-top="0cm" fo:margin-bottom="0cm" fo:line-height="0.494cm" fo:orphans="0" fo:widows="0"/>
      <style:text-properties style:font-name="Times New Roman" fo:font-size="12pt" fo:language="en" fo:country="US" style:font-size-asian="12pt" style:font-size-complex="12pt"/>
    </style:style>
    <style:style style:name="P5" style:family="paragraph" style:parent-style-name="Standard">
      <style:paragraph-properties fo:margin-top="0cm" fo:margin-bottom="0cm" fo:line-height="0.487cm" fo:orphans="0" fo:widows="0"/>
      <style:text-properties style:font-name="Times New Roman" fo:font-size="12pt" fo:language="en" fo:country="US" style:font-size-asian="12pt" style:font-size-complex="12pt"/>
    </style:style>
    <style:style style:name="P6" style:family="paragraph" style:parent-style-name="Standard">
      <style:paragraph-properties fo:margin-top="0cm" fo:margin-bottom="0cm" fo:line-height="0.443cm" fo:orphans="0" fo:widows="0"/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Standard">
      <style:paragraph-properties fo:margin-top="0cm" fo:margin-bottom="0cm" fo:line-height="0.411cm" fo:orphans="0" fo:widows="0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>
      <style:paragraph-properties fo:margin-top="0cm" fo:margin-bottom="0cm" fo:line-height="0.353cm" fo:orphans="0" fo:widows="0"/>
      <style:text-properties style:font-name="Times New Roman" fo:font-size="12pt" fo:language="en" fo:country="US" style:font-size-asian="12pt" style:font-size-complex="12pt"/>
    </style:style>
    <style:style style:name="P9" style:family="paragraph" style:parent-style-name="Standard">
      <style:paragraph-properties fo:margin-top="0cm" fo:margin-bottom="0cm" fo:line-height="0.614cm" fo:orphans="0" fo:widows="0"/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Standard">
      <style:paragraph-properties fo:margin-top="0cm" fo:margin-bottom="0cm" fo:line-height="0.453cm" fo:orphans="0" fo:widows="0"/>
      <style:text-properties style:font-name="Times New Roman" fo:font-size="12pt" fo:language="en" fo:country="US" style:font-size-asian="12pt" style:font-size-complex="12pt"/>
    </style:style>
    <style:style style:name="P11" style:family="paragraph" style:parent-style-name="Standard">
      <style:paragraph-properties fo:margin-top="0cm" fo:margin-bottom="0cm" fo:line-height="0.542cm" fo:orphans="0" fo:widows="0"/>
      <style:text-properties style:font-name="Times New Roman" fo:font-size="12pt" fo:language="en" fo:country="US" style:font-size-asian="12pt" style:font-size-complex="12pt"/>
    </style:style>
    <style:style style:name="P12" style:family="paragraph" style:parent-style-name="Standard">
      <style:paragraph-properties fo:margin-top="0cm" fo:margin-bottom="0cm" fo:line-height="0.533cm" fo:orphans="0" fo:widows="0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Standard">
      <style:paragraph-properties fo:margin-top="0cm" fo:margin-bottom="0cm" fo:line-height="0.055cm" fo:orphans="0" fo:widows="0"/>
      <style:text-properties style:font-name="Times New Roman" fo:font-size="12pt" fo:language="en" fo:country="US" style:font-size-asian="12pt" style:font-size-complex="12pt"/>
    </style:style>
    <style:style style:name="P14" style:family="paragraph" style:parent-style-name="Standard">
      <style:paragraph-properties fo:margin-top="0cm" fo:margin-bottom="0cm" fo:line-height="0.353cm" fo:orphans="0" fo:widows="0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cm" fo:margin-bottom="0cm" fo:line-height="0.614cm" fo:orphans="0" fo:widows="0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cm" fo:margin-bottom="0cm" fo:line-height="0.046cm" fo:orphans="0" fo:widows="0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top="0cm" fo:margin-bottom="0cm" fo:line-height="0.494cm" fo:orphans="0" fo:widows="0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top="0cm" fo:margin-bottom="0cm" fo:line-height="0.053cm" fo:orphans="0" fo:widows="0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top="0cm" fo:margin-bottom="0cm" fo:line-height="0.496cm" fo:orphans="0" fo:widows="0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top="0cm" fo:margin-bottom="0cm" fo:line-height="0.049cm" fo:orphans="0" fo:widows="0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top="0cm" fo:margin-bottom="0cm" fo:line-height="0.434cm" fo:orphans="0" fo:widows="0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top="0cm" fo:margin-bottom="0cm" fo:line-height="0.487cm" fo:orphans="0" fo:widows="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fo:line-height="0.019cm" fo:orphans="0" fo:widows="0"/>
      <style:text-properties style:font-name="Times New Roman" fo:font-size="11.5pt" style:font-size-asian="11.5pt" style:font-size-complex="11.5pt"/>
    </style:style>
    <style:style style:name="P24" style:family="paragraph" style:parent-style-name="Standard">
      <style:paragraph-properties fo:margin-top="0cm" fo:margin-bottom="0cm" fo:line-height="113%" fo:text-align="justify" style:justify-single-word="false" fo:orphans="0" fo:widows="0" style:punctuation-wrap="hanging"/>
      <style:text-properties fo:font-size="12pt" fo:language="pt" fo:country="PT" fo:font-weight="bold" style:font-size-asian="12pt" style:font-weight-asian="bold" style:font-size-complex="12pt"/>
    </style:style>
    <style:style style:name="P25" style:family="paragraph" style:parent-style-name="Standard">
      <style:paragraph-properties fo:margin-top="0cm" fo:margin-bottom="0cm" fo:line-height="100%" fo:orphans="0" fo:widows="0"/>
      <style:text-properties fo:font-size="12pt" fo:language="pt" fo:country="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.499cm" fo:margin-right="0cm" fo:margin-top="0cm" fo:margin-bottom="0cm" fo:line-height="0.487cm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.6cm" fo:margin-right="0cm" fo:margin-top="0cm" fo:margin-bottom="0cm" fo:line-height="0.053cm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left="0.6cm" fo:margin-right="0cm" fo:margin-top="0cm" fo:margin-bottom="0cm" fo:line-height="0.053cm" fo:orphans="0" fo:widows="0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29" style:family="paragraph" style:parent-style-name="Standard">
      <style:paragraph-properties fo:margin-left="0.6cm" fo:margin-right="0cm" fo:margin-top="0cm" fo:margin-bottom="0cm" fo:line-height="0.434cm" fo:orphans="0" fo:widows="0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30" style:family="paragraph" style:parent-style-name="Standard">
      <style:paragraph-properties fo:margin-left="0.3cm" fo:margin-right="0cm" fo:margin-top="0cm" fo:margin-bottom="0cm" fo:line-height="0.053cm" fo:orphans="0" fo:widows="0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31" style:family="paragraph" style:parent-style-name="Standard">
      <style:paragraph-properties fo:margin-left="0.3cm" fo:margin-right="0cm" fo:margin-top="0cm" fo:margin-bottom="0cm" fo:line-height="0.415cm" fo:orphans="0" fo:widows="0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32" style:family="paragraph" style:parent-style-name="Standard">
      <style:paragraph-properties fo:margin-left="0.3cm" fo:margin-right="0cm" fo:margin-top="0cm" fo:margin-bottom="0cm" fo:line-height="0.355cm" fo:orphans="0" fo:widows="0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33" style:family="paragraph" style:parent-style-name="Standard" style:master-page-name="Standard">
      <style:paragraph-properties fo:margin-top="0.423cm" fo:margin-bottom="0cm" fo:line-height="100%" fo:orphans="0" fo:widows="0" style:page-number="auto"/>
      <style:text-properties fo:font-size="16pt" fo:language="pt" fo:country="PT" fo:font-weight="bold" style:font-size-asian="16pt" style:font-weight-asian="bold" style:font-size-complex="16pt"/>
    </style:style>
    <style:style style:name="P34" style:family="paragraph" style:parent-style-name="Standard">
      <style:paragraph-properties fo:margin-top="0cm" fo:margin-bottom="0cm" fo:line-height="100%" fo:orphans="0" fo:widows="0"/>
      <style:text-properties fo:font-size="12pt" fo:language="pt" fo:country="PT" style:font-size-asian="12pt" style:font-size-complex="12pt"/>
    </style:style>
    <style:style style:name="P35" style:family="paragraph" style:parent-style-name="Standard">
      <style:paragraph-properties fo:margin-top="0cm" fo:margin-bottom="0cm" fo:line-height="100%" fo:orphans="0" fo:widows="0">
        <style:tab-stops>
          <style:tab-stop style:position="5.609cm"/>
          <style:tab-stop style:position="9.349cm"/>
        </style:tab-stops>
      </style:paragraph-properties>
      <style:text-properties fo:font-size="12pt" fo:language="pt" fo:country="PT" style:font-size-asian="12pt" style:font-size-complex="12pt"/>
    </style:style>
    <style:style style:name="P36" style:family="paragraph" style:parent-style-name="Standard">
      <style:paragraph-properties fo:margin-top="0cm" fo:margin-bottom="0cm" fo:line-height="0.494cm" fo:orphans="0" fo:widows="0"/>
      <style:text-properties fo:font-size="12pt" fo:language="pt" fo:country="PT" style:font-size-asian="12pt" style:font-size-complex="12pt"/>
    </style:style>
    <style:style style:name="P37" style:family="paragraph" style:parent-style-name="Standard">
      <style:paragraph-properties fo:margin-top="0cm" fo:margin-bottom="0cm" fo:line-height="100%" fo:orphans="0" fo:widows="0"/>
      <style:text-properties fo:font-size="12pt" fo:language="pt" fo:country="PT" fo:font-weight="bold" style:font-size-asian="12pt" style:font-weight-asian="bold" style:font-size-complex="12pt"/>
    </style:style>
    <style:style style:name="P38" style:family="paragraph" style:parent-style-name="Standard">
      <style:paragraph-properties fo:margin-top="0cm" fo:margin-bottom="0cm" fo:line-height="100%" fo:text-align="start" style:justify-single-word="false" fo:orphans="0" fo:widows="0"/>
      <style:text-properties fo:font-size="12pt" fo:language="pt" fo:country="PT" fo:font-weight="bold" style:font-size-asian="12pt" style:font-weight-asian="bold" style:font-size-complex="12pt"/>
    </style:style>
    <style:style style:name="P39" style:family="paragraph" style:parent-style-name="Standard">
      <style:paragraph-properties fo:margin-top="0cm" fo:margin-bottom="0cm" fo:line-height="100%" fo:orphans="0" fo:widows="0"/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cm" fo:line-height="113%" fo:text-align="justify" style:justify-single-word="false" fo:orphans="0" fo:widows="0" style:punctuation-wrap="hanging"/>
      <style:text-properties fo:font-size="12pt" fo:language="pt" fo:country="PT" fo:font-weight="bold" style:font-size-asian="12pt" style:font-weight-asian="bold" style:font-size-complex="12pt"/>
    </style:style>
    <style:style style:name="P41" style:family="paragraph" style:parent-style-name="Standard">
      <style:paragraph-properties fo:margin-top="0cm" fo:margin-bottom="0cm" fo:line-height="100%" fo:orphans="0" fo:widows="0"/>
      <style:text-properties fo:font-size="12pt" style:font-size-asian="12pt" style:font-size-complex="12pt"/>
    </style:style>
    <style:style style:name="P42" style:family="paragraph" style:parent-style-name="Standard">
      <style:paragraph-properties fo:margin-top="0cm" fo:margin-bottom="0cm" fo:line-height="0.614cm" fo:orphans="0" fo:widows="0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margin-top="0cm" fo:margin-bottom="0cm" fo:line-height="100%" fo:orphans="0" fo:widows="0"/>
      <style:text-properties style:font-name="Times New Roman" fo:font-size="12pt" fo:language="en" fo:country="US" style:font-size-asian="12pt" style:font-size-complex="12pt"/>
    </style:style>
    <style:style style:name="P44" style:family="paragraph" style:parent-style-name="Standard">
      <style:paragraph-properties fo:margin-top="0cm" fo:margin-bottom="0cm" fo:line-height="0.533cm" fo:orphans="0" fo:widows="0"/>
      <style:text-properties style:font-name="Times New Roman" fo:font-size="12pt" fo:language="en" fo:country="US" style:font-size-asian="12pt" style:font-size-complex="12pt"/>
    </style:style>
    <style:style style:name="P45" style:family="paragraph" style:parent-style-name="Standard">
      <style:paragraph-properties fo:margin-top="0cm" fo:margin-bottom="0cm" fo:line-height="0.49cm" fo:orphans="0" fo:widows="0"/>
      <style:text-properties style:font-name="Times New Roman" fo:font-size="16pt" fo:language="en" fo:country="US" style:font-size-asian="16pt" style:font-size-complex="16pt"/>
    </style:style>
    <style:style style:name="P46" style:family="paragraph" style:parent-style-name="Standard">
      <style:paragraph-properties fo:margin-top="0cm" fo:margin-bottom="0cm" fo:line-height="0.494cm" fo:orphans="0" fo:widows="0"/>
      <style:text-properties style:font-name="Times New Roman" fo:font-size="16pt" fo:language="en" fo:country="US" style:font-size-asian="16pt" style:font-size-complex="16pt"/>
    </style:style>
    <style:style style:name="P47" style:family="paragraph" style:parent-style-name="Standard">
      <style:paragraph-properties fo:margin-top="0cm" fo:margin-bottom="0cm" fo:line-height="0.487cm" fo:orphans="0" fo:widows="0"/>
      <style:text-properties style:font-name="Times New Roman" fo:font-size="16pt" fo:language="en" fo:country="US" style:font-size-asian="16pt" style:font-size-complex="16pt"/>
    </style:style>
    <style:style style:name="P48" style:family="paragraph" style:parent-style-name="Standard">
      <style:paragraph-properties fo:margin-top="0cm" fo:margin-bottom="0cm" fo:line-height="100%" fo:text-align="start" style:justify-single-word="false" fo:orphans="0" fo:widows="0"/>
    </style:style>
    <style:style style:name="P49" style:family="paragraph" style:parent-style-name="Standard">
      <style:paragraph-properties fo:margin-top="0cm" fo:margin-bottom="0cm" fo:line-height="100%" fo:orphans="0" fo:widows="0"/>
      <style:text-properties fo:font-size="16pt" fo:language="pt" fo:country="PT" style:font-size-asian="16pt" style:font-size-complex="16pt"/>
    </style:style>
    <style:style style:name="P50" style:family="paragraph" style:parent-style-name="Standard">
      <style:paragraph-properties fo:margin-top="0cm" fo:margin-bottom="0cm" fo:line-height="100%" fo:orphans="0" fo:widows="0"/>
      <style:text-properties fo:font-size="16pt" fo:language="pt" fo:country="PT" fo:font-weight="bold" style:font-size-asian="16pt" style:font-weight-asian="bold" style:font-size-complex="16pt"/>
    </style:style>
    <style:style style:name="P51" style:family="paragraph" style:parent-style-name="Standard">
      <style:paragraph-properties fo:margin-left="0.499cm" fo:margin-right="0cm" fo:margin-top="0cm" fo:margin-bottom="0cm" fo:line-height="100%" fo:orphans="0" fo:widows="0" fo:text-indent="0cm" style:auto-text-indent="false"/>
      <style:text-properties style:font-name="Calibri1" fo:font-size="12pt" fo:language="en" fo:country="US" style:font-size-asian="12pt" style:font-size-complex="12pt"/>
    </style:style>
    <style:style style:name="P52" style:family="paragraph" style:parent-style-name="Standard" style:list-style-name="L1">
      <style:paragraph-properties fo:margin-left="0.499cm" fo:margin-right="0cm" fo:margin-top="0cm" fo:margin-bottom="0cm" fo:line-height="100%" fo:orphans="0" fo:widows="0" fo:text-indent="0cm" style:auto-text-indent="false"/>
      <style:text-properties style:font-name="Calibri1" fo:font-size="12pt" fo:language="en" fo:country="US" style:font-size-asian="12pt" style:font-size-complex="12pt"/>
    </style:style>
    <style:style style:name="P53" style:family="paragraph" style:parent-style-name="Standard" style:list-style-name="WWNum6">
      <style:paragraph-properties fo:margin-left="1.252cm" fo:margin-right="0cm" fo:margin-top="0cm" fo:margin-bottom="0cm" fo:line-height="100%" fo:text-align="justify" style:justify-single-word="false" fo:orphans="0" fo:widows="0" fo:text-indent="-0.953cm" style:auto-text-indent="false" style:punctuation-wrap="hanging">
        <style:tab-stops>
          <style:tab-stop style:position="0.953cm"/>
        </style:tab-stops>
      </style:paragraph-properties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P54" style:family="paragraph" style:parent-style-name="Standard" style:list-style-name="WWNum7">
      <style:paragraph-properties fo:margin-left="1.252cm" fo:margin-right="0cm" fo:margin-top="0cm" fo:margin-bottom="0cm" fo:line-height="100%" fo:text-align="justify" style:justify-single-word="false" fo:orphans="0" fo:widows="0" fo:text-indent="-0.953cm" style:auto-text-indent="false" style:punctuation-wrap="hanging">
        <style:tab-stops>
          <style:tab-stop style:position="0.953cm"/>
        </style:tab-stops>
      </style:paragraph-properties>
      <style:text-properties fo:font-size="12pt" fo:language="pt" fo:country="PT" style:font-size-asian="12pt" style:font-size-complex="12pt"/>
    </style:style>
    <style:style style:name="P55" style:family="paragraph" style:parent-style-name="Standard">
      <style:paragraph-properties fo:margin-left="0.6cm" fo:margin-right="1.129cm" fo:margin-top="0cm" fo:margin-bottom="0cm" fo:line-height="101%" fo:text-align="justify" style:justify-single-word="false" fo:orphans="0" fo:widows="0" fo:text-indent="0cm" style:auto-text-indent="false" style:punctuation-wrap="hanging"/>
      <style:text-properties style:font-name="Times New Roman" fo:font-size="12pt" fo:language="en" fo:country="US" style:font-size-asian="12pt" style:font-size-complex="12pt"/>
    </style:style>
    <style:style style:name="P56" style:family="paragraph" style:parent-style-name="Standard">
      <style:paragraph-properties fo:margin-left="0.6cm" fo:margin-right="0cm" fo:margin-top="0cm" fo:margin-bottom="0cm" fo:line-height="100%" fo:orphans="0" fo:widows="0" fo:text-indent="0cm" style:auto-text-indent="false"/>
      <style:text-properties fo:font-size="12pt" fo:language="pt" fo:country="PT" style:font-size-asian="12pt" style:font-size-complex="12pt"/>
    </style:style>
    <style:style style:name="P57" style:family="paragraph" style:parent-style-name="Standard">
      <style:paragraph-properties fo:margin-left="0.6cm" fo:margin-right="0cm" fo:margin-top="0cm" fo:margin-bottom="0cm" fo:line-height="100%" fo:orphans="0" fo:widows="0" fo:text-indent="0cm" style:auto-text-indent="false"/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.6cm" fo:margin-right="0cm" fo:margin-top="0cm" fo:margin-bottom="0cm" fo:line-height="100%" fo:orphans="0" fo:widows="0" fo:text-indent="0cm" style:auto-text-indent="false"/>
      <style:text-properties fo:font-size="12pt" fo:language="pt" fo:country="PT" fo:font-weight="bold" style:font-size-asian="12pt" style:font-weight-asian="bold" style:font-size-complex="12pt"/>
    </style:style>
    <style:style style:name="P59" style:family="paragraph" style:parent-style-name="Standard">
      <style:paragraph-properties fo:margin-left="0.6cm" fo:margin-right="0cm" fo:margin-top="0cm" fo:margin-bottom="0cm" fo:line-height="100%" fo:orphans="0" fo:widows="0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60" style:family="paragraph" style:parent-style-name="Standard">
      <style:paragraph-properties fo:margin-left="0.3cm" fo:margin-right="0cm" fo:margin-top="0cm" fo:margin-bottom="0cm" fo:line-height="100%" fo:orphans="0" fo:widows="0" fo:text-indent="0cm" style:auto-text-indent="false"/>
      <style:text-properties fo:font-size="12pt" fo:language="pt" fo:country="PT" fo:font-weight="bold" style:font-size-asian="12pt" style:font-weight-asian="bold" style:font-size-complex="12pt"/>
    </style:style>
    <style:style style:name="P61" style:family="paragraph" style:parent-style-name="Standard" style:list-style-name="WWNum5">
      <style:paragraph-properties fo:margin-left="0.3cm" fo:margin-right="0cm" fo:margin-top="0cm" fo:margin-bottom="0cm" fo:line-height="100%" fo:text-align="justify" style:justify-single-word="false" fo:orphans="0" fo:widows="0" fo:text-indent="0cm" style:auto-text-indent="false" style:punctuation-wrap="hanging">
        <style:tab-stops>
          <style:tab-stop style:position="0.953cm"/>
        </style:tab-stops>
      </style:paragraph-properties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.3cm" fo:margin-right="0cm" fo:margin-top="0cm" fo:margin-bottom="0cm" fo:line-height="103%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63" style:family="paragraph" style:parent-style-name="Standard">
      <style:paragraph-properties fo:margin-left="0.3cm" fo:margin-right="0cm" fo:margin-top="0cm" fo:margin-bottom="0cm" fo:line-height="113%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64" style:family="paragraph" style:parent-style-name="Standard">
      <style:paragraph-properties fo:margin-left="0.3cm" fo:margin-right="0cm" fo:margin-top="0cm" fo:margin-bottom="0cm" fo:line-height="113%" fo:text-align="justify" style:justify-single-word="false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65" style:family="paragraph" style:parent-style-name="Standard">
      <style:paragraph-properties fo:margin-left="0.3cm" fo:margin-right="0cm" fo:margin-top="0cm" fo:margin-bottom="0cm" fo:line-height="100%" fo:orphans="0" fo:widows="0" fo:text-indent="0cm" style:auto-text-indent="false"/>
      <style:text-properties fo:font-size="12pt" fo:language="pt" fo:country="PT" style:font-size-asian="12pt" style:font-size-complex="12pt"/>
    </style:style>
    <style:style style:name="P66" style:family="paragraph" style:parent-style-name="Standard">
      <style:paragraph-properties fo:margin-left="0.3cm" fo:margin-right="0cm" fo:margin-top="0cm" fo:margin-bottom="0cm" fo:line-height="101%" fo:text-align="justify" style:justify-single-word="false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67" style:family="paragraph" style:parent-style-name="Standard">
      <style:paragraph-properties fo:margin-left="0.3cm" fo:margin-right="0cm" fo:margin-top="0cm" fo:margin-bottom="0cm" fo:line-height="102%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68" style:family="paragraph" style:parent-style-name="Standard">
      <style:paragraph-properties fo:margin-left="0.3cm" fo:margin-right="0cm" fo:margin-top="0cm" fo:margin-bottom="0cm" fo:line-height="0.053cm" fo:orphans="0" fo:widows="0" fo:text-indent="0cm" style:auto-text-indent="false"/>
      <style:text-properties fo:font-size="12pt" fo:language="pt" fo:country="PT" style:font-size-asian="12pt" style:font-size-complex="12pt"/>
    </style:style>
    <style:style style:name="P69" style:family="paragraph" style:parent-style-name="Standard">
      <style:paragraph-properties fo:margin-left="0.3cm" fo:margin-right="0cm" fo:margin-top="0cm" fo:margin-bottom="0cm" fo:line-height="0.402cm" fo:orphans="0" fo:widows="0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70" style:family="paragraph" style:parent-style-name="Standard">
      <style:paragraph-properties fo:margin-left="0.3cm" fo:margin-right="0cm" fo:margin-top="0cm" fo:margin-bottom="0cm" fo:line-height="0.355cm" fo:orphans="0" fo:widows="0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71" style:family="paragraph" style:parent-style-name="Standard">
      <style:paragraph-properties fo:margin-left="0.3cm" fo:margin-right="0.176cm" fo:margin-top="0cm" fo:margin-bottom="0cm" fo:line-height="100%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72" style:family="paragraph" style:parent-style-name="Standard">
      <style:paragraph-properties fo:margin-left="0.3cm" fo:margin-right="0.176cm" fo:margin-top="0cm" fo:margin-bottom="0cm" fo:line-height="100%" fo:orphans="0" fo:widows="0" fo:text-indent="0cm" style:auto-text-indent="false" style:punctuation-wrap="hanging"/>
      <style:text-properties style:font-name="Times New Roman" fo:font-size="12pt" fo:language="en" fo:country="US" style:font-size-asian="12pt" style:font-size-complex="12pt"/>
    </style:style>
    <style:style style:name="P73" style:family="paragraph" style:parent-style-name="Standard">
      <style:paragraph-properties fo:margin-left="0.6cm" fo:margin-right="0.176cm" fo:margin-top="0cm" fo:margin-bottom="0cm" fo:line-height="100%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74" style:family="paragraph" style:parent-style-name="Standard">
      <style:paragraph-properties fo:margin-left="0.6cm" fo:margin-right="0.176cm" fo:margin-top="0cm" fo:margin-bottom="0cm" fo:line-height="100%" fo:orphans="0" fo:widows="0" fo:text-indent="0cm" style:auto-text-indent="false" style:punctuation-wrap="hanging"/>
      <style:text-properties style:font-name="Times New Roman" fo:font-size="12pt" fo:language="en" fo:country="US" style:font-size-asian="12pt" style:font-size-complex="12pt"/>
    </style:style>
    <style:style style:name="P75" style:family="paragraph" style:parent-style-name="Standard">
      <style:paragraph-properties fo:margin-left="0.6cm" fo:margin-right="0.282cm" fo:margin-top="0cm" fo:margin-bottom="0cm" fo:line-height="101%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76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/>
      <style:text-properties fo:font-size="12pt" fo:language="pt" fo:country="PT" fo:font-weight="bold" style:font-size-asian="12pt" style:font-weight-asian="bold" style:font-size-complex="12pt"/>
    </style:style>
    <style:style style:name="P77" style:family="paragraph" style:parent-style-name="Standard" style:list-style-name="WWNum14">
      <style:paragraph-properties fo:margin-left="0.953cm" fo:margin-right="0cm" fo:margin-top="0cm" fo:margin-bottom="0cm" fo:line-height="100%" fo:text-align="justify" style:justify-single-word="false" fo:orphans="0" fo:widows="0" fo:text-indent="-0.353cm" style:auto-text-indent="false" style:punctuation-wrap="hanging">
        <style:tab-stops>
          <style:tab-stop style:position="0.353cm"/>
        </style:tab-stops>
      </style:paragraph-properties>
      <style:text-properties fo:font-size="12pt" fo:language="pt" fo:country="PT" style:font-size-asian="12pt" style:font-size-complex="12pt"/>
    </style:style>
    <style:style style:name="P78" style:family="paragraph" style:parent-style-name="Standard">
      <style:paragraph-properties fo:margin-left="0.3cm" fo:margin-right="0.529cm" fo:margin-top="0cm" fo:margin-bottom="0cm" fo:line-height="106%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79" style:family="paragraph" style:parent-style-name="Standard" style:list-style-name="WWNum5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punctuation-wrap="hanging">
        <style:tab-stops>
          <style:tab-stop style:position="0.635cm"/>
        </style:tab-stops>
      </style:paragraph-properties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P80" style:family="paragraph" style:parent-style-name="Standard" style:list-style-name="WWNum4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punctuation-wrap="hanging">
        <style:tab-stops>
          <style:tab-stop style:position="0.635cm"/>
        </style:tab-stops>
      </style:paragraph-properties>
    </style:style>
    <style:style style:name="P81" style:family="paragraph" style:parent-style-name="Standard">
      <style:paragraph-properties fo:margin-left="0cm" fo:margin-right="1.129cm" fo:margin-top="0cm" fo:margin-bottom="0cm" fo:line-height="101%" fo:text-align="justify" style:justify-single-word="false" fo:orphans="0" fo:widows="0" fo:text-indent="0cm" style:auto-text-indent="false" style:punctuation-wrap="hanging"/>
      <style:text-properties fo:font-size="12pt" fo:language="pt" fo:country="PT" style:font-size-asian="12pt" style:font-size-complex="12pt"/>
    </style:style>
    <style:style style:name="P82" style:family="paragraph" style:parent-style-name="Heading_20_2">
      <style:text-properties fo:language="pt" fo:country="PT"/>
    </style:style>
    <style:style style:name="P83" style:family="paragraph" style:parent-style-name="Heading_20_1">
      <style:text-properties fo:language="pt" fo:country="PT"/>
    </style:style>
    <style:style style:name="P84" style:family="paragraph" style:parent-style-name="Table_20_Contents">
      <style:text-properties fo:font-size="12pt" fo:language="pt" fo:country="BR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T1" style:family="text">
      <style:text-properties fo:font-size="12pt" fo:language="pt" fo:country="PT" style:font-size-asian="12pt" style:font-size-complex="12pt"/>
    </style:style>
    <style:style style:name="T2" style:family="text">
      <style:text-properties fo:font-size="12pt" fo:language="pt" fo:country="PT" fo:font-weight="bold" style:font-size-asian="12pt" style:font-weight-asian="bold" style:font-size-complex="12pt"/>
    </style:style>
    <style:style style:name="T3" style:family="text"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T4" style:family="text">
      <style:text-properties fo:language="pt" fo:country="PT"/>
    </style:style>
    <style:style style:name="T5" style:family="text">
      <style:text-properties fo:language="pt" fo:country="PT" fo:font-weight="bold" style:font-weight-asian="bold" style:font-weight-complex="bold"/>
    </style:style>
    <style:style style:name="T6" style:family="text">
      <style:text-properties style:font-name="Times New Roman" fo:font-size="12pt" fo:language="en" fo:country="US" style:font-size-asian="12pt" style:font-size-complex="12pt"/>
    </style:style>
    <style:style style:name="T7" style:family="text">
      <style:text-properties style:font-name="Times New Roman" fo:font-size="12pt" fo:language="pt" fo:country="BR" style:font-size-asian="12pt" style:font-size-complex="12pt"/>
    </style:style>
    <style:style style:name="T8" style:family="text">
      <style:text-properties fo:font-size="11.5pt" fo:language="pt" fo:country="PT" style:font-size-asian="11.5pt" style:font-size-complex="11.5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Plano de teste:</text:p>
      <text:p text:style-name="P45">IMCcalc – NutriVitta – Versão 1.0</text:p>
      <text:p text:style-name="P49"/>
      <text:p text:style-name="P49"/>
      <text:p text:style-name="P50">Preparado por:</text:p>
      <text:p text:style-name="P46"/>
      <text:p text:style-name="P49">Ricardo Cunha Lima</text:p>
      <text:p text:style-name="P47"/>
      <text:p text:style-name="P49">02/05/2022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9">TABELA DE CONTEÚDOS</text:p>
      <text:list xml:id="list5529740363745024727" text:style-name="Outline">
        <text:list-item>
          <text:h text:style-name="P83" text:outline-level="1">INTRODUÇÃO</text:h>
        </text:list-item>
        <text:list-item>
          <text:h text:style-name="P83" text:outline-level="1">OBJETIVOS E TAREFAS </text:h>
        </text:list-item>
      </text:list>
      <text:p text:style-name="P16"/>
      <text:list xml:id="list30292861" text:continue-numbering="true" text:style-name="Outline">
        <text:list-item>
          <text:list>
            <text:list-item>
              <text:h text:style-name="P82" text:outline-level="2">Objectivos </text:h>
            </text:list-item>
            <text:list-item>
              <text:h text:style-name="P82" text:outline-level="2">Tarefas </text:h>
            </text:list-item>
          </text:list>
        </text:list-item>
        <text:list-item>
          <text:h text:style-name="P83" text:outline-level="1">ESCOPO </text:h>
        </text:list-item>
        <text:list-item>
          <text:h text:style-name="P83" text:outline-level="1">Estratégia de teste </text:h>
        </text:list-item>
      </text:list>
      <text:p text:style-name="P16"/>
      <text:list xml:id="list30312755" text:continue-numbering="true" text:style-name="Outline">
        <text:list-item>
          <text:list>
            <text:list-item>
              <text:h text:style-name="P82" text:outline-level="2">Teste Alfa (Teste unitário) </text:h>
            </text:list-item>
          </text:list>
        </text:list-item>
        <text:list-item>
          <text:h text:style-name="Heading_20_1" text:outline-level="1"><text:span text:style-name="T4">Requisitos de hardware</text:span></text:h>
        </text:list-item>
        <text:list-item>
          <text:h text:style-name="Heading_20_1" text:outline-level="1"><text:span text:style-name="T4">Cronograma de testes </text:span></text:h>
        </text:list-item>
        <text:list-item>
          <text:h text:style-name="P83" text:outline-level="1">Procedimentos de controle</text:h>
        </text:list-item>
        <text:list-item>
          <text:h text:style-name="P83" text:outline-level="1">Recursos a serem testados</text:h>
        </text:list-item>
        <text:list-item>
          <text:h text:style-name="P83" text:outline-level="1">Recursos para não serem testados</text:h>
        </text:list-item>
        <text:list-item>
          <text:h text:style-name="P83" text:outline-level="1"><text:bookmark text:name="Bookmark"/>Recursos/Funções &amp; Responsabilidades</text:h>
        </text:list-item>
        <text:list-item>
          <text:h text:style-name="P83" text:outline-level="1">Horários </text:h>
        </text:list-item>
        <text:list-item>
          <text:h text:style-name="P83" text:outline-level="1">Riscos/Suposições</text:h>
        </text:list-item>
        <text:list-item>
          <text:h text:style-name="P83" text:outline-level="1">Ferramentas</text:h>
        </text:list-item>
        <text:list-item>
          <text:h text:style-name="P83" text:outline-level="1">Aprovações </text:h>
        </text:list-item>
      </text:list>
      <text:p text:style-name="P14"/>
      <text:p text:style-name="P15"/>
      <text:p text:style-name="P15"/>
      <text:p text:style-name="P15"><text:soft-page-break/></text:p>
      <text:list xml:id="list2971322837404672306" text:style-name="WWNum4">
        <text:list-header>
          <text:p text:style-name="P80"><text:span text:style-name="T3">1.0 INTRODUÇÃO </text:span></text:p>
        </text:list-header>
      </text:list>
      <text:p text:style-name="P17"/>
      <text:p text:style-name="P51">O IMCcalc é um módulo de cálculo de IMC (Índice de Massa Corporal) em desenvolvimento para a empresa NutriVitta. </text:p>
      <text:p text:style-name="P51">Tem como principais funções:</text:p>
      <text:list xml:id="list5214105815342833029" text:style-name="L1">
        <text:list-item>
          <text:p text:style-name="P52">a realização do cálculo do IMC.</text:p>
        </text:list-item>
        <text:list-item>
          <text:p text:style-name="P52">a classificação do IMC de acordo com a tabela da Associação Brasileira para o Estudo da Obesidade e Síndrome Metabólica (Abeso).</text:p>
        </text:list-item>
      </text:list>
      <text:p text:style-name="P3"><text:tab/></text:p>
      <text:list xml:id="list9203607141741839648" text:style-name="WWNum5">
        <text:list-header>
          <text:p text:style-name="P79">2.0 OBJETIVOS E TAREFAS </text:p>
        </text:list-header>
      </text:list>
      <text:p text:style-name="P22"/>
      <text:list xml:id="list30288861" text:continue-numbering="true" text:style-name="WWNum5">
        <text:list-item>
          <text:list>
            <text:list-header>
              <text:p text:style-name="P61"><text:s/>2.1 Objetivos </text:p>
            </text:list-header>
          </text:list>
        </text:list-item>
      </text:list>
      <text:p text:style-name="P18"/>
      <text:p text:style-name="P81"><text:s text:c="4"/>Efetuar testes de unidade no backend no módulo de cálculo de IMC.</text:p>
      <text:p text:style-name="P55"/>
      <text:list xml:id="list8585973626495377964" text:style-name="WWNum6">
        <text:list-item>
          <text:p text:style-name="P53">Tarefas </text:p>
        </text:list-item>
      </text:list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4">Número </text:p>
          </table:table-cell>
          <table:table-cell table:style-name="Tabela1.A1" office:value-type="string">
            <text:p text:style-name="P85">Nome da tarefa</text:p>
          </table:table-cell>
          <table:table-cell table:style-name="Tabela1.C1" office:value-type="string">
            <text:p text:style-name="P85">Descrição da tarefa</text:p>
          </table:table-cell>
        </table:table-row>
        <table:table-row>
          <table:table-cell table:style-name="Tabela1.A2" office:value-type="float" office:value="1">
            <text:p text:style-name="P84">1</text:p>
          </table:table-cell>
          <table:table-cell table:style-name="Tabela1.B2" office:value-type="string">
            <text:p text:style-name="P84">Teste de IMC individual</text:p>
          </table:table-cell>
          <table:table-cell table:style-name="Tabela1.C2" office:value-type="string">
            <text:p text:style-name="P84">Calcular IMC de uma única pessoa</text:p>
          </table:table-cell>
        </table:table-row>
        <table:table-row>
          <table:table-cell table:style-name="Tabela1.A2" office:value-type="float" office:value="2">
            <text:p text:style-name="P84">2</text:p>
          </table:table-cell>
          <table:table-cell table:style-name="Tabela1.B2" office:value-type="string">
            <text:p text:style-name="P84">Teste de IMC em lote</text:p>
          </table:table-cell>
          <table:table-cell table:style-name="Tabela1.C2" office:value-type="string">
            <text:p text:style-name="P84">Calcular IMC de um grupo de pessoas</text:p>
          </table:table-cell>
        </table:table-row>
      </table:table>
      <text:p text:style-name="P59"/>
      <text:p text:style-name="P6"/>
      <text:p text:style-name="P48"><text:span text:style-name="T2">3.0</text:span><text:span text:style-name="T6"> <text:s text:c="3"/></text:span><text:span text:style-name="T2">ESCOPO </text:span></text:p>
      <text:p text:style-name="P5"/>
      <text:p text:style-name="P60">Geral</text:p>
      <text:p text:style-name="P62">O teste resume-se a simular o cálculo de IMC a fim de validar a funcionalidade do módulo de cálculo para diversos valores.</text:p>
      <text:p text:style-name="P69"/>
      <text:p text:style-name="P69"/>
      <text:p text:style-name="P60">Táticas</text:p>
      <text:p text:style-name="P30"/>
      <text:p text:style-name="P71">Devido à simplicidade do teste, não é necessário envolvimento de terceiros para a execução do teste. </text:p>
      <text:p text:style-name="P71"/>
      <text:p text:style-name="P31"/>
      <text:p text:style-name="P38">4.0 <text:s text:c="4"/>ESTRATÉGIA DE TESTE </text:p>
      <text:p text:style-name="P63">Para a execução do teste foi escolhida a ferramenta Xunit em conjunto com a IDE Visual Studio 2022, e framework .NET 6.0.</text:p>
      <text:p text:style-name="P63">Importar a classe Operacoes para o VS 2022, a qual descreve função de cálculo de IMC disponível no repositório de desenvolvimento. </text:p>
      <text:p text:style-name="P63">Efetuar os testes de unidade para diversos valores de peso e altura. </text:p>
      <text:p text:style-name="P32"/>
      <text:p text:style-name="P32"><text:soft-page-break/></text:p>
      <text:p text:style-name="P32"/>
      <text:list xml:id="list4693915923941460329" text:style-name="WWNum7">
        <text:list-item>
          <text:p text:style-name="P54"><text:span text:style-name="T10">Teste unitário </text:span></text:p>
        </text:list-item>
      </text:list>
      <text:p text:style-name="P26"/>
      <text:p text:style-name="P57">Definição:</text:p>
      <text:p text:style-name="P27"/>
      <text:p text:style-name="P73">O teste deve abranger valores de peso e altura diversos a serem calculados pela função principal.</text:p>
      <text:p text:style-name="P74"/>
      <text:p text:style-name="P58">Participantes:</text:p>
      <text:p text:style-name="P28"/>
      <text:p text:style-name="P56">Ricardo C. Lima</text:p>
      <text:p text:style-name="P29"/>
      <text:p text:style-name="P58">Metodologia:</text:p>
      <text:p text:style-name="P28"/>
      <text:p text:style-name="P75">Os testes de unidade serão executados por pessoa qualificada, a qual deverá criar os scripts conforme parâmetros descritos no caso de teste.</text:p>
      <text:p text:style-name="P75">Executar os testes na sequência descrita no quadro tarefas 2.2</text:p>
      <text:p text:style-name="P73">Utilizar a técnica AAA para organização do código de teste.</text:p>
      <text:p text:style-name="P73">Simular teste de resultados com resposta correta e também como incorreta.</text:p>
      <text:p text:style-name="P19"/>
      <text:p text:style-name="P48"><text:span text:style-name="T3">5.0</text:span><text:span text:style-name="T7"> </text:span><text:span text:style-name="T3">REQUISITOS DE HARDWARE </text:span></text:p>
      <text:p text:style-name="P20"/>
      <text:p text:style-name="P65"><text:s text:c="3"/>Computador PC compatível com S.O. Windows </text:p>
      <text:p text:style-name="P65"/>
      <text:p text:style-name="P41"><text:span text:style-name="T5">6.0 CRONOGRAMA DE TESTES </text:span></text:p>
      <text:p text:style-name="P36"/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85">Nome da tarefa</text:p>
          </table:table-cell>
          <table:table-cell table:style-name="Tabela2.A1" office:value-type="string">
            <text:p text:style-name="P85">Data prevista</text:p>
          </table:table-cell>
          <table:table-cell table:style-name="Tabela2.A1" office:value-type="string">
            <text:p text:style-name="P85">Início previsto</text:p>
          </table:table-cell>
          <table:table-cell table:style-name="Tabela2.D1" office:value-type="string">
            <text:p text:style-name="P85">Término previsto</text:p>
          </table:table-cell>
        </table:table-row>
        <table:table-row>
          <table:table-cell table:style-name="Tabela2.A2" office:value-type="string">
            <text:p text:style-name="P85">Teste de IMC individual</text:p>
          </table:table-cell>
          <table:table-cell table:style-name="Tabela2.B2" office:value-type="date" office:date-value="2022-05-02">
            <text:p text:style-name="P85">02/05/22</text:p>
          </table:table-cell>
          <table:table-cell table:style-name="Tabela2.C2" office:value-type="time" office:time-value="PT10H00M00S">
            <text:p text:style-name="P85">10:00:00</text:p>
          </table:table-cell>
          <table:table-cell table:style-name="Tabela2.D2" office:value-type="time" office:time-value="PT10H15M00S">
            <text:p text:style-name="P85">10:15:00</text:p>
          </table:table-cell>
        </table:table-row>
        <table:table-row>
          <table:table-cell table:style-name="Tabela2.A2" office:value-type="string">
            <text:p text:style-name="P85">Teste de IMC em lote</text:p>
          </table:table-cell>
          <table:table-cell table:style-name="Tabela2.B2" office:value-type="date" office:date-value="2022-05-02">
            <text:p text:style-name="P85">02/05/22</text:p>
          </table:table-cell>
          <table:table-cell table:style-name="Tabela2.C2" office:value-type="time" office:time-value="PT10H20M00S">
            <text:p text:style-name="P85">10:20:00</text:p>
          </table:table-cell>
          <table:table-cell table:style-name="Tabela2.D2" office:value-type="time" office:time-value="PT10H30M00S">
            <text:p text:style-name="P85">10:30:00</text:p>
          </table:table-cell>
        </table:table-row>
      </table:table>
      <text:p text:style-name="P34"><text:span text:style-name="T9">7.0 PROCEDIMENTOS DE CONTROLE</text:span></text:p>
      <text:p text:style-name="P5"/>
      <text:p text:style-name="P60">Relatórios de problemas</text:p>
      <text:p text:style-name="P30"/>
      <text:p text:style-name="P71">Relatar as ocorrências de problemas no sistema de ocorrências com o devido registro em ordem cronológica e abertura de chamado para a área responsável para acompanhamento.</text:p>
      <text:p text:style-name="P72"/>
      <text:p text:style-name="P60">Solicitações de alteração</text:p>
      <text:p text:style-name="P68"/>
      <text:p text:style-name="P66">As alterações no código fonte devem ser solicitadas a nível mínimo gerencial, após análise conjunta para identificação dos módulos impactados pela mudança em questão. Tal solicitação deverá ser acompanhada de documentação detalhando qual segmento de código será alterado, efetuando-se antes uma cópia de segurança.</text:p>
      <text:p text:style-name="P7"><text:soft-page-break/></text:p>
      <text:p text:style-name="P7"/>
      <text:p text:style-name="P7"/>
      <text:p text:style-name="P76">8.0 RECURSOS A SEREM TESTADOS</text:p>
      <text:p text:style-name="P4"/>
      <text:p text:style-name="P65">Será testado o módulo de cálculo de IMC do produto IMCcalc do cliente.</text:p>
      <text:p text:style-name="P8"/>
      <text:p text:style-name="P9"/>
      <text:p text:style-name="P25">9.0 RECURSOS PARA NÃO SEREM TESTADOS</text:p>
      <text:p text:style-name="P4"/>
      <text:p text:style-name="P64">Nesta etapa não será testada a funcionalidade de classificaçao do IMC de acordo com a tabela da Abeso.</text:p>
      <text:p text:style-name="P24"/>
      <text:p text:style-name="P24">10.0 RECURSOS/FUNÇÕES E RESPONSABILIDADES</text:p>
      <text:p text:style-name="P10"><text:bookmark text:name="Bookmark4"/></text:p>
      <text:p text:style-name="P67">Ricardo C. Lima – execução, registro de ocorrências e relatório de resultados do teste.</text:p>
      <text:p text:style-name="P8"/>
      <text:p text:style-name="P11"/>
      <text:p text:style-name="P25">11.0 HORÁRIOS </text:p>
      <text:p text:style-name="P5"/>
      <text:p text:style-name="P60">Principais Entregas</text:p>
      <text:p text:style-name="P30"/>
      <text:list xml:id="list7692472096022641459" text:style-name="WWNum14">
        <text:list-item>
          <text:p text:style-name="P77">Plano de Teste <text:s/>- 02/05/2022 – 10:00hs</text:p>
        </text:list-item>
        <text:list-item>
          <text:p text:style-name="P77">Casos de teste <text:s/>- <text:s/>02/05/2022 - <text:s/>11:00hs</text:p>
        </text:list-item>
        <text:list-item>
          <text:p text:style-name="P77">Relatórios de resumo de teste – 02/05/2022 – 12:00hs</text:p>
        </text:list-item>
      </text:list>
      <text:p text:style-name="P21"/>
      <text:p text:style-name="P43"/>
      <text:p text:style-name="P25">12.0 RISCOS/SUPOSIÇÕES</text:p>
      <text:p text:style-name="P78"/>
      <text:p text:style-name="P78">Atraso na execução do plano de testes pode acarretar a desistência do cliente.</text:p>
      <text:p text:style-name="P8"><text:s text:c="5"/></text:p>
      <text:p text:style-name="P12"/>
      <text:p text:style-name="P12"/>
      <text:p text:style-name="P1"><text:span text:style-name="T2">13.0</text:span><text:span text:style-name="T6"> </text:span><text:span text:style-name="T2">FERRAMENTAS </text:span></text:p>
      <text:p text:style-name="P13"/>
      <text:p text:style-name="P65">- XUnit</text:p>
      <text:p text:style-name="P25"/>
      <text:p text:style-name="P25">14.0 APROVAÇÕES</text:p>
      <text:p text:style-name="P4"/>
      <text:p text:style-name="P2"><text:bookmark-start text:name="Bookmark5"/><text:bookmark-end text:name="Bookmark5"/><text:span text:style-name="T1">Nome (Em Letras Maiúsculas)<text:tab/><text:tab/></text:span><text:span text:style-name="T8">Assinatura<text:tab/><text:tab/>Data</text:span><text:bookmark text:name="Bookmark6"/></text:p>
      <text:p text:style-name="P35">1. FULANO</text:p>
      <text:p text:style-name="P5"><text:s/></text:p>
      <text:p text:style-name="P34">2. SICRANO</text:p>
      <text:p text:style-name="P5"/>
      <text:p text:style-name="P34">3. BELTRANO</text:p>
      <text:p text:style-name="P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font-name-asian="SimSun" style:font-size-asian="11pt" style:language-asian="pt" style:country-asian="B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u" fo:country="RU" style:language-asian="ru" style:country-asian="RU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212cm" fo:keep-together="always" fo:keep-with-next="always"/>
      <style:text-properties style:font-name="Cambria" fo:font-size="12pt" style:font-size-asian="12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52cm" fo:margin-right="0cm" fo:margin-top="0.071cm" fo:margin-bottom="0cm" fo:keep-together="always" fo:text-indent="-1.02cm" style:auto-text-indent="false" fo:keep-with-next="always"/>
      <style:text-properties style:font-name="Cambria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243f60" style:font-name="Cambria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365f91" style:font-name="Cambria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365f91" style:font-name="Cambria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243f60" style:font-name="Cambria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mbria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mbria" fo:font-size="10.5pt" fo:font-style="italic" style:font-size-asian="10.5pt" style:font-style-asian="italic" style:font-size-complex="10.5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har" style:display-name="Título 1 Char" style:family="text" style:parent-style-name="Default_20_Paragraph_20_Font">
      <style:text-properties style:font-name="Cambria" fo:font-size="12pt" fo:language="ru" fo:country="RU" style:font-size-asian="12pt" style:language-asian="ru" style:country-asian="RU" style:font-size-complex="16pt"/>
    </style:style>
    <style:style style:name="Título_20_2_20_Char" style:display-name="Título 2 Char" style:family="text" style:parent-style-name="Default_20_Paragraph_20_Font">
      <style:text-properties style:font-name="Cambria" fo:language="ru" fo:country="RU" style:language-asian="ru" style:country-asian="RU" style:font-size-complex="13pt"/>
    </style:style>
    <style:style style:name="Título_20_3_20_Char" style:display-name="Título 3 Char" style:family="text" style:parent-style-name="Default_20_Paragraph_20_Font">
      <style:text-properties fo:color="#243f60" style:font-name="Cambria" fo:font-size="12pt" fo:language="ru" fo:country="RU" style:font-size-asian="12pt" style:language-asian="ru" style:country-asian="RU" style:font-size-complex="12pt"/>
    </style:style>
    <style:style style:name="Título_20_4_20_Char" style:display-name="Título 4 Char" style:family="text" style:parent-style-name="Default_20_Paragraph_20_Font">
      <style:text-properties fo:color="#365f91" style:font-name="Cambria" fo:language="ru" fo:country="RU" fo:font-style="italic" style:language-asian="ru" style:country-asian="RU" style:font-style-asian="italic" style:font-style-complex="italic"/>
    </style:style>
    <style:style style:name="Título_20_5_20_Char" style:display-name="Título 5 Char" style:family="text" style:parent-style-name="Default_20_Paragraph_20_Font">
      <style:text-properties fo:color="#365f91" style:font-name="Cambria" fo:language="ru" fo:country="RU" style:language-asian="ru" style:country-asian="RU"/>
    </style:style>
    <style:style style:name="Título_20_6_20_Char" style:display-name="Título 6 Char" style:family="text" style:parent-style-name="Default_20_Paragraph_20_Font">
      <style:text-properties fo:color="#243f60" style:font-name="Cambria" fo:language="ru" fo:country="RU" style:language-asian="ru" style:country-asian="RU"/>
    </style:style>
    <style:style style:name="Título_20_7_20_Char" style:display-name="Título 7 Char" style:family="text" style:parent-style-name="Default_20_Paragraph_20_Font">
      <style:text-properties fo:color="#243f60" style:font-name="Cambria" fo:language="ru" fo:country="RU" fo:font-style="italic" style:language-asian="ru" style:country-asian="RU" style:font-style-asian="italic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mbria" fo:font-size="10.5pt" fo:language="ru" fo:country="RU" style:font-size-asian="10.5pt" style:language-asian="ru" style:country-asian="RU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mbria" fo:font-size="10.5pt" fo:language="ru" fo:country="RU" fo:font-style="italic" style:font-size-asian="10.5pt" style:language-asian="ru" style:country-asian="RU" style:font-style-asian="italic" style:font-size-complex="10.5pt" style:font-style-complex="italic"/>
    </style:style>
    <style:style style:name="ListLabel_20_1" style:display-name="ListLabel 1" style:family="text">
      <style:text-properties style:font-name-complex="Times New Roman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2cm" fo:margin-left="1.5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prefix="2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prefix="2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prefix="4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prefix="4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prefix="6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prefix="6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prefix="1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2" text:style-name="ListLabel_20_1" style:num-prefix="17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5">
      <text:list-level-style-number text:level="1" text:style-name="ListLabel_20_1" style:num-prefix="2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prefix="2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prefix="4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prefix="4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prefix="4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prefix="4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prefix="4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prefix="6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prefix="6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2cm" fo:margin-left="1.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23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50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7.4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67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85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05cm" fo:margin-bottom="2.54cm" fo:margin-left="3.175cm" fo:margin-right="3.316cm" style:writing-mode="lr-tb" style:layout-grid-color="#c0c0c0" style:layout-grid-lines="2289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dirlei Sabella de Assis</meta:initial-creator>
    <dc:creator>Ricardo CL</dc:creator>
    <meta:editing-cycles>10</meta:editing-cycles>
    <meta:creation-date>2022-02-11T20:01:00</meta:creation-date>
    <dc:date>2022-05-02T10:06:20.58</dc:date>
    <meta:editing-duration>PT16H19M34S</meta:editing-duration>
    <meta:generator>OpenOffice/4.1.10$Win32 OpenOffice.org_project/4110m2$Build-9807</meta:generator>
    <meta:document-statistic meta:table-count="2" meta:image-count="0" meta:object-count="0" meta:page-count="5" meta:paragraph-count="103" meta:word-count="599" meta:character-count="36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